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14713798047353235" text:style-name="L1">
        <text:list-item>
          <text:p text:style-name="P1">keep working with dashboard (edit)</text:p>
        </text:list-item>
        <text:list-item>
          <text:p text:style-name="P1">work in upload im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ef az</meta:initial-creator>
    <meta:creation-date>2024-05-13T14:41:22.25</meta:creation-date>
    <meta:document-statistic meta:table-count="0" meta:image-count="0" meta:object-count="0" meta:page-count="1" meta:paragraph-count="2" meta:word-count="11" meta:character-count="59"/>
    <dc:date>2024-05-13T14:42:20.22</dc:date>
    <dc:creator>atef az</dc:creator>
    <meta:editing-duration>PT58S</meta:editing-duration>
    <meta:editing-cycles>1</meta:editing-cycles>
    <meta:generator>OpenOffice/4.1.13$Win32 OpenOffice.org_project/4113m1$Build-9810</meta:generator>
  </office:meta>
</office:document-meta>
</file>